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2e9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52e9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خْلاَص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678_4244071338"/><text:span text:style-name="T2">قُلْ هُوَ </text:span><text:span text:style-name="T5">۰</text:span><text:span text:style-name="T2">للَّهُ أَحَد٘ؐ </text:span><text:span text:style-name="T3">(1)</text:span><text:span text:style-name="T2"> </text:span><text:span text:style-name="T5">۱</text:span><text:span text:style-name="T2">للَّهُ </text:span><text:span text:style-name="T5">۴</text:span><text:span text:style-name="T2">لصَّمَدُؐ </text:span><text:span text:style-name="T3">(2)</text:span><text:span text:style-name="T2"> لَمْ يَلِدْ وَلَمْ يُولَدْؐ </text:span><text:span text:style-name="T3">(3)</text:span><text:span text:style-name="T2"> وَلَمْ يَكُــن لَّهُ„ كُفُؤاٗ اَحَدٌ </text:span><text:span text:style-name="T3">(4)</text:span><text:span text:style-name="T2"> </text:span><text:bookmark-end text:name="__DdeLink__1678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1:51.285173236</meta:creation-date>
    <dc:date>2025-03-06T08:47:54.945126032</dc:date>
    <meta:editing-duration>PT4M13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25" meta:character-count="119" meta:non-whitespace-character-count="95"/>
  </office:meta>
</office:document-meta>
</file>